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">Test document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Illustration" style:family="paragraph" style:parent-style-name="Caption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8-05-17T05:14:27</meta:creation-date>
    <dc:creator>Lars Behrmann</dc:creator>
    <dc:date>2018-05-17T05:14:27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1" meta:word-count="2" meta:character-count="13"/>
  </office:meta>
</office:document-meta>
</file>